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1" style:master-page-name="Standard">
      <style:paragraph-properties style:page-number="1"/>
    </style:style>
    <style:style style:name="P4" style:family="paragraph" style:parent-style-name="Heading_20_2">
      <style:paragraph-properties fo:margin-top="0in" fo:margin-bottom="0in" style:contextual-spacing="false" fo:line-height="100%"/>
    </style:style>
    <style:style style:name="P5" style:family="paragraph" style:parent-style-name="Heading_20_3">
      <style:paragraph-properties fo:margin-top="0in" fo:margin-bottom="0in" style:contextual-spacing="false" fo:line-height="100%"/>
    </style:style>
    <style:style style:name="P6" style:family="paragraph" style:parent-style-name="LO-normal">
      <style:paragraph-properties fo:break-before="column"/>
    </style:style>
    <style:style style:name="T1" style:family="text"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T2" style:family="text">
      <style:text-properties fo:font-weight="bold" style:font-weight-asian="bold"/>
    </style:style>
    <style:style style:name="Sect1" style:family="section">
      <style:section-properties text:dont-balance-text-columns="true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3" text:outline-level="1">Charms</text:h>
        <text:h text:style-name="P4" text:outline-level="2">Lesser Charms</text:h>
        <text:h text:style-name="P5" text:outline-level="3"><text:span text:style-name="T1">Faultless Ceremony</text:span></text:h>
        <text:p text:style-name="LO-normal"><text:span text:style-name="T2">Cost: </text:span>2m; <text:span text:style-name="T2">Mins:</text:span> Performance 2, Serenity 1<text:line-break/><text:span text:style-name="T2">Type:</text:span> Simple<text:line-break/><text:span text:style-name="T2">Duration: </text:span>One Week</text:p>
        <text:p text:style-name="LO-normal">On completing a Project worth at least 10 PR, and that results in a grandiose ceremony--anything from a newborn’s naming to a funeral--the Celestial Bureaucracy smiles on those non-Exalted citizens who performed in the ceremony, blessing the inhabitants. Crops grow larger, harmony and peace is enjoyed, and so on for a month. Any attempts to disrupt this Fate receives -1 success on their attempts.</text:p>
        <text:h text:style-name="P5" text:outline-level="3"><text:span text:style-name="T1">Perfection in Life</text:span></text:h>
        <text:p text:style-name="LO-normal"><text:span text:style-name="T2">Cost: </text:span>5m; <text:span text:style-name="T2">Mins:</text:span> Performance 2, Serenity 2<text:line-break/><text:span text:style-name="T2">Type:</text:span> Simple<text:line-break/><text:span text:style-name="T2">Duration: </text:span>One Day</text:p>
        <text:p text:style-name="LO-normal">The Sidereal performs in front of a group no larger than 100 people, rolling a (Charisma + Performance) Action Roll, while leveraging a particular Intimacy. Any audience member in concordance with that Intimacy, and with a Resolve less than what was rolled gains +1 to their Resolve for a Day.</text:p>
        <text:h text:style-name="P5" text:outline-level="3"><text:span text:style-name="T1">Defense of Shining Joy</text:span></text:h>
        <text:p text:style-name="LO-normal"><text:span text:style-name="T2">Cost: </text:span>5m, 2i; <text:span text:style-name="T2">Mins:</text:span> Performance 3, Serenity 2<text:line-break/><text:span text:style-name="T2">Type:</text:span> Simple<text:line-break/><text:span text:style-name="T2">Duration: </text:span>One Scene</text:p>
        <text:p text:style-name="LO-normal">Assisting another with the glorious tempo, the Sidereal gifts <text:s/>+(Performance)/2 to the target’s Evasion. The Sidereal may only grant this to (Essence) targets, and may not give it to herself.</text:p>
        <text:p text:style-name="P6"/>
        <text:h text:style-name="Heading_20_1" text:outline-level="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6pt" fo:language="en" fo:country="none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Arial" fo:font-family="Arial" style:font-family-generic="swiss" style:font-pitch="variable" fo:font-size="12pt" fo:language="en" fo:country="none" fo:font-style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normal" style:font-name-complex="Spectral1" style:font-family-complex="Spectral" style:font-family-generic-complex="system" style:font-pitch-complex="variable" style:font-size-complex="12pt" style:language-complex="hi" style:country-complex="IN" style:font-style-complex="normal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05T18:46:56</dc:date>
    <meta:editing-cycles>6</meta:editing-cycles>
    <meta:editing-duration>P0D</meta:editing-duration>
    <meta:generator>LibreOffice/7.0.2.2$Windows_X86_64 LibreOffice_project/8349ace3c3162073abd90d81fd06dcfb6b36b994</meta:generator>
    <meta:document-statistic meta:table-count="0" meta:image-count="0" meta:object-count="0" meta:page-count="1" meta:paragraph-count="13" meta:word-count="197" meta:character-count="1185" meta:non-whitespace-character-count="1002"/>
  </office:meta>
</office:document-meta>
</file>